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55-2014</text:span></text:span></text:p>
      <text:p text:style-name="P14">ACTA DE INICIO DE PROCEDIMIENTO</text:p>
      <text:p text:style-name="P15"/>
      <text:p text:style-name="P16"><text:span text:style-name="T17">Siendo las (hora),del día nueve (09) de SÃ©ptiembre de 2014,se reunieron en la Dirección de Administración y Presupuesto de la Contraloría del estado Monagas, ubicada en el piso 3 del Edificio Sede de la Contraloría del estado Monagas, las funcionarias: </text:span><text:span text:style-name="T12"><text:s/></text:span><text:span text:style-name="T13">RENA CAROLINA SALAS VÁSQUEZ</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55-2014</text:span><text:span text:style-name="T18"> </text:span><text:span text:style-name="T17">para la adquisición de </text:span><text:span text:style-name="T19">- 100 Montaje de Amortiguadores delanteros para Grand Vitara
<text:line-break/>- 100 Montaje de Amortiguadores delanteros para Luvd-Max
<text:line-break/>- 100 Montaje de Amortiguadores traseros para Grand Vitara
<text:line-break/>- 100 Montaje de Kit de Cadena de Tiempo para Grand Vitar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Montaje de Amortiguadores delanteros para Grand Vitara
<text:line-break/>- 100 Montaje de Amortiguadores delanteros para Luvd-Max
<text:line-break/>- 100 Montaje de Amortiguadores traseros para Grand Vitara
<text:line-break/>- 100 Montaje de Kit de Cadena de Tiempo para Grand Vitar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Montaje de Amortiguadores delanteros para Grand Vitara
<text:line-break/>- 100 Montaje de Amortiguadores delanteros para Luvd-Max
<text:line-break/>- 100 Montaje de Amortiguadores traseros para Grand Vitara
<text:line-break/>- 100 Montaje de Kit de Cadena de Tiempo para Grand Vitar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RENA CAROLINA SALAS VÁSQUEZ</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